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draw:stroke="dash" draw:stroke-dash="Dashed_20__28_var_29_" svg:stroke-color="#000000" draw:fill="none" draw:fill-color="#ffffff" draw:textarea-horizontal-align="justify" draw:textarea-vertical-align="middle" draw:auto-grow-height="false" fo:min-height="3.1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75cm" fo:min-width="9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3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6.5cm" svg:y="5.2cm">
          <text:p text:style-name="P1">CAN</text:p>
          <text:p text:style-name="P1"><text:s/>Overlay</text:p>
          <text:p text:style-name="P1">Treib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0.9cm" svg:y="9.9cm">
          <text:p text:style-name="P1">Candump,</text:p>
          <text:p text:style-name="P1">analyz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12cm">
          <text:p text:style-name="P1">NGT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5.1cm" svg:y="10cm">
          <text:p text:style-name="P1">N2K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2.7cm" svg:y="10.2cm">
          <text:p text:style-name="P1">AvNav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22.6cm" svg:y="5.6cm">
          <text:p text:style-name="P1">Signal 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cm" svg:y1="5.5cm" svg:x2="6.6cm" svg:y2="5.9cm">
          <text:p/>
        </draw:line>
        <draw:custom-shape draw:style-name="gr4" draw:text-style-name="P2" draw:layer="layout" svg:width="9.7cm" svg:height="6cm" svg:x="10cm" svg:y="9.5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94cm" svg:height="0.962cm" svg:x="13.8cm" svg:y="14.238cm">
          <draw:text-box>
            <text:p>Canboat</text:p>
          </draw:text-box>
        </draw:frame>
        <draw:line draw:style-name="gr3" draw:text-style-name="P3" draw:layer="layout" svg:x1="9.9cm" svg:y1="7.2cm" svg:x2="11.3cm" svg:y2="10cm">
          <text:p/>
        </draw:line>
        <draw:line draw:style-name="gr3" draw:text-style-name="P3" draw:layer="layout" svg:x1="5.8cm" svg:y1="14cm" svg:x2="10.6cm" svg:y2="13.5cm">
          <text:p/>
        </draw:line>
        <draw:line draw:style-name="gr3" draw:text-style-name="P3" draw:layer="layout" svg:x1="18.6cm" svg:y1="10.6cm" svg:x2="22.6cm" svg:y2="7.5cm">
          <text:p/>
        </draw:line>
        <draw:line draw:style-name="gr3" draw:text-style-name="P3" draw:layer="layout" svg:x1="18.5cm" svg:y1="11.6cm" svg:x2="22.7cm" svg:y2="11.6cm">
          <text:p/>
        </draw:line>
        <draw:line draw:style-name="gr3" draw:text-style-name="P3" draw:layer="layout" svg:x1="18.5cm" svg:y1="12.7cm" svg:x2="22.7cm" svg:y2="12.7cm">
          <text:p/>
        </draw:line>
        <draw:frame draw:style-name="gr5" draw:text-style-name="P6" draw:layer="layout" svg:width="1.586cm" svg:height="0.839cm" svg:x="6.914cm" svg:y="12.861cm">
          <draw:text-box>
            <text:p text:style-name="P5"><text:span text:style-name="T1">USB</text:span></text:p>
          </draw:text-box>
        </draw:frame>
        <draw:frame draw:style-name="gr5" draw:text-style-name="P6" draw:layer="layout" svg:width="1.912cm" svg:height="0.839cm" svg:x="19.214cm" svg:y="7.7cm">
          <draw:text-box>
            <text:p text:style-name="P5"><text:span text:style-name="T1">JSON</text:span></text:p>
          </draw:text-box>
        </draw:frame>
        <draw:frame draw:style-name="gr5" draw:text-style-name="P6" draw:layer="layout" svg:width="1.912cm" svg:height="0.839cm" svg:x="20.388cm" svg:y="10.561cm">
          <draw:text-box>
            <text:p text:style-name="P5"><text:span text:style-name="T1">JSON</text:span></text:p>
          </draw:text-box>
        </draw:frame>
        <draw:frame draw:style-name="gr5" draw:text-style-name="P6" draw:layer="layout" svg:width="2.026cm" svg:height="1.427cm" svg:x="20.4cm" svg:y="12.8cm">
          <draw:text-box>
            <text:p text:style-name="P5"><text:span text:style-name="T1">NMEA</text:span></text:p>
            <text:p text:style-name="P5"><text:span text:style-name="T1">0183</text:span></text:p>
          </draw:text-box>
        </draw:frame>
        <draw:frame draw:style-name="gr5" draw:text-style-name="P8" draw:layer="layout" svg:width="1.45cm" svg:height="0.725cm" svg:x="18.45cm" svg:y="12.675cm">
          <draw:text-box>
            <text:p text:style-name="P7"><text:span text:style-name="T2">2599</text:span></text:p>
          </draw:text-box>
        </draw:frame>
        <draw:frame draw:style-name="gr5" draw:text-style-name="P8" draw:layer="layout" svg:width="1.45cm" svg:height="0.725cm" svg:x="18.4cm" svg:y="10.9cm">
          <draw:text-box>
            <text:p text:style-name="P7"><text:span text:style-name="T2">2598</text:span></text:p>
          </draw:text-box>
        </draw:frame>
        <draw:frame draw:style-name="gr5" draw:text-style-name="P8" draw:layer="layout" svg:width="1.425cm" svg:height="0.725cm" svg:x="10.6cm" svg:y="7.6cm">
          <draw:text-box>
            <text:p text:style-name="P7"><text:span text:style-name="T2">can0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3.4cm" svg:height="3.4cm" svg:x="15.9cm" svg:y="10.1cm">
          <text:p text:style-name="P1">AvNav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10.9cm" svg:x2="15.6cm" svg:y2="10.9cm">
          <text:p/>
        </draw:line>
        <draw:line draw:style-name="gr3" draw:text-style-name="P3" draw:layer="layout" svg:x1="15.7cm" svg:y1="12.6cm" svg:x2="11.3cm" svg:y2="12.6cm">
          <text:p/>
        </draw:line>
        <draw:frame draw:style-name="gr5" draw:text-style-name="P6" draw:layer="layout" svg:width="1.912cm" svg:height="0.839cm" svg:x="12.7cm" svg:y="9.9cm">
          <draw:text-box>
            <text:p text:style-name="P5"><text:span text:style-name="T1">JSON</text:span></text:p>
          </draw:text-box>
        </draw:frame>
        <draw:frame draw:style-name="gr5" draw:text-style-name="P6" draw:layer="layout" svg:width="2.026cm" svg:height="1.427cm" svg:x="13.174cm" svg:y="12.873cm">
          <draw:text-box>
            <text:p text:style-name="P5"><text:span text:style-name="T1">NMEA</text:span></text:p>
            <text:p text:style-name="P5"><text:span text:style-name="T1">0183</text:span></text:p>
          </draw:text-box>
        </draw:frame>
        <draw:custom-shape draw:style-name="gr1" draw:text-style-name="P2" draw:layer="layout" svg:width="3.4cm" svg:height="3.4cm" svg:x="7.9cm" svg:y="10.1cm">
          <text:p text:style-name="P1">SignalK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7cm" svg:height="2cm" svg:x="19cm" svg:y="6.3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7cm" svg:height="2cm" svg:x="18cm" svg:y="6.8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6cm" svg:y1="8.8cm" svg:x2="18.6cm" svg:y2="10.1cm">
          <text:p/>
        </draw:line>
        <draw:custom-shape draw:style-name="gr6" draw:text-style-name="P9" draw:layer="layout" svg:width="3.7cm" svg:height="2cm" svg:x="2.6cm" svg:y="6.7cm">
          <text:p text:style-name="P1">External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cm" svg:y1="8.8cm" svg:x2="7.9cm" svg:y2="11.1cm">
          <text:p/>
        </draw:line>
        <draw:custom-shape draw:style-name="gr6" draw:text-style-name="P9" draw:layer="layout" svg:width="3.7cm" svg:height="2cm" svg:x="2.4cm" svg:y="11.3cm">
          <text:p text:style-name="P1">External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cm" svg:y1="11.8cm" svg:x2="6.2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2-04T17:39:57.524290155</meta:creation-date>
    <dc:date>2020-02-04T17:54:16.050592371</dc:date>
    <dc:creator>Andreas </dc:creator>
    <meta:editing-duration>PT14M18S</meta:editing-duration>
    <meta:editing-cycles>3</meta:editing-cycles>
    <meta:generator>LibreOffice/6.0.7.3$Linux_X86_64 LibreOffice_project/00m0$Build-3</meta:generator>
    <meta:document-statistic meta:object-count="36"/>
  </office:meta>
</office:document-meta>
</file>